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0e4f3" officeooo:paragraph-rsid="0010e4f3"/>
    </style:style>
    <style:style style:name="P2" style:family="paragraph" style:parent-style-name="Standard">
      <style:text-properties officeooo:rsid="0010e4f3" officeooo:paragraph-rsid="0010e4f3"/>
    </style:style>
    <style:style style:name="P3" style:family="paragraph" style:parent-style-name="Standard">
      <style:text-properties fo:font-weight="bold" officeooo:rsid="0010e4f3" officeooo:paragraph-rsid="0010e4f3"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10e4f3" officeooo:paragraph-rsid="0010e4f3"/>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P45" style:family="paragraph" style:parent-style-name="Text_20_body" style:list-style-name="L21"/>
    <style:style style:name="P46" style:family="paragraph" style:parent-style-name="Text_20_body" style:list-style-name="L21">
      <style:paragraph-properties fo:margin-top="0in" fo:margin-bottom="0in" style:contextual-spacing="false"/>
    </style:style>
    <style:style style:name="P47" style:family="paragraph" style:parent-style-name="Text_20_body" style:list-style-name="L22"/>
    <style:style style:name="P48" style:family="paragraph" style:parent-style-name="Text_20_body" style:list-style-name="L22">
      <style:paragraph-properties fo:margin-top="0in" fo:margin-bottom="0in" style:contextual-spacing="false"/>
    </style:style>
    <style:style style:name="P49" style:family="paragraph" style:parent-style-name="Text_20_body" style:list-style-name="L23"/>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style style:name="P52" style:family="paragraph" style:parent-style-name="Text_20_body" style:list-style-name="L24">
      <style:paragraph-properties fo:margin-top="0in" fo:margin-bottom="0in" style:contextual-spacing="false"/>
    </style:style>
    <style:style style:name="P53" style:family="paragraph" style:parent-style-name="Text_20_body" style:list-style-name="L25"/>
    <style:style style:name="P54" style:family="paragraph" style:parent-style-name="Text_20_body" style:list-style-name="L25">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 método <text:span text:style-name="Source_20_Text"><text:span text:style-name="T1">map</text:span></text:span><text:span text:style-name="T1"> </text:span>em JavaScript é usado para criar um novo array aplicando uma função a cada elemento de um array existente. Ele não modifica o array original e é muito útil para transformar dados.</text:p>
      <text:h text:style-name="Heading_20_3" text:outline-level="3">Explicação Simples</text:h>
      <text:list xml:id="list1593937268" text:style-name="L1">
        <text:list-item>
          <text:p text:style-name="P5"><text:span text:style-name="Strong_20_Emphasis">Entrada:</text:span> Um array.</text:p>
        </text:list-item>
        <text:list-item>
          <text:p text:style-name="P5"><text:span text:style-name="Strong_20_Emphasis">Função:</text:span> Uma função que define como cada elemento será transformado.</text:p>
        </text:list-item>
        <text:list-item>
          <text:p text:style-name="P4"><text:span text:style-name="Strong_20_Emphasis">Saída:</text:span> Um novo array com os elementos transformados.</text:p>
        </text:list-item>
      </text:list>
      <text:h text:style-name="Heading_20_3" text:outline-level="3">Exemplo</text:h>
      <text:p text:style-name="Text_20_body">Imagine que você tem um array de números e quer dobrar cada número:</text:p>
      <text:p text:style-name="P2">const numeros = [1, 2, 3, 4];</text:p>
      <text:p text:style-name="P2">const numerosDobrados = numeros.map(numero =&gt; numero * 2);</text:p>
      <text:p text:style-name="P2"/>
      <text:p text:style-name="P2">console.log(numerosDobrados); // Saída: [2, 4, 6, 8]</text:p>
      <text:p text:style-name="P2"/>
      <text:p text:style-name="P2">Nesse exemplo, o <text:span text:style-name="Source_20_Text">map</text:span> aplica a função <text:span text:style-name="Source_20_Text">numero =&gt; numero * 2</text:span> a cada elemento do array <text:span text:style-name="Source_20_Text">numeros</text:span>, resultando no novo array <text:span text:style-name="Source_20_Text">numerosDobrados</text:span>.</text:p>
      <text:p text:style-name="P2"/>
      <text:p text:style-name="P2"/>
      <text:p text:style-name="P2"/>
      <text:p text:style-name="P6">O método <text:span text:style-name="Source_20_Text"><text:span text:style-name="T1">filter</text:span></text:span> em JavaScript é usado para criar um novo array com todos os elementos que atendem a uma condição específica. Assim como o <text:span text:style-name="Source_20_Text">map</text:span>, ele não modifica o array original.</text:p>
      <text:h text:style-name="Heading_20_3" text:outline-level="3">Explicação Simples</text:h>
      <text:list xml:id="list2478953034" text:style-name="L2">
        <text:list-item>
          <text:p text:style-name="P8"><text:span text:style-name="Strong_20_Emphasis">Entrada:</text:span> Um array.</text:p>
        </text:list-item>
        <text:list-item>
          <text:p text:style-name="P8"><text:span text:style-name="Strong_20_Emphasis">Função:</text:span> Uma função que retorna <text:span text:style-name="Source_20_Text">true</text:span> ou <text:span text:style-name="Source_20_Text">false</text:span> para cada elemento, determinando se ele deve ser incluído no novo array.</text:p>
        </text:list-item>
        <text:list-item>
          <text:p text:style-name="P7"><text:span text:style-name="Strong_20_Emphasis">Saída:</text:span> Um novo array contendo apenas os elementos que passaram no teste.</text:p>
        </text:list-item>
      </text:list>
      <text:h text:style-name="Heading_20_3" text:outline-level="3">Exemplo</text:h>
      <text:p text:style-name="Text_20_body">Vamos imaginar que você tem um array de números e quer filtrar apenas os números pares:</text:p>
      <text:p text:style-name="P2">const numeros = [1, 2, 3, 4, 5, 6];</text:p>
      <text:p text:style-name="P2">const numerosPares = numeros.filter(numero =&gt; numero % 2 === 0);</text:p>
      <text:p text:style-name="P2"/>
      <text:p text:style-name="P2">console.log(numerosPares); // Saída: [2, 4, 6]</text:p>
      <text:p text:style-name="P2"/>
      <text:p text:style-name="P2">Nesse exemplo, a função <text:span text:style-name="Source_20_Text">numero =&gt; numero % 2 === 0</text:span> verifica se cada número é par. O <text:span text:style-name="Source_20_Text">filter</text:span> cria um novo array, <text:span text:style-name="Source_20_Text">numerosPares</text:span>, que contém apenas os números que passaram no teste.</text:p>
      <text:p text:style-name="P2"/>
      <text:p text:style-name="P2"/>
      <text:p text:style-name="P2"/>
      <text:p text:style-name="P2"/>
      <text:p text:style-name="P2"/>
      <text:p text:style-name="P6"><text:soft-page-break/>O método <text:span text:style-name="Source_20_Text">reduce</text:span> em JavaScript é usado para reduzir um array a um único valor, aplicando uma função a um acumulador e a cada elemento do array. Ele é muito útil para operações como somar valores, concatenar strings ou transformar dados em um objeto.</text:p>
      <text:h text:style-name="Heading_20_3" text:outline-level="3">Explicação Simples</text:h>
      <text:list xml:id="list3847703285" text:style-name="L3">
        <text:list-item>
          <text:p text:style-name="P10"><text:span text:style-name="Strong_20_Emphasis">Entrada:</text:span> Um array e uma função.</text:p>
        </text:list-item>
        <text:list-item>
          <text:p text:style-name="P10"><text:span text:style-name="Strong_20_Emphasis">Acumulador:</text:span> Um valor que armazena o resultado da operação.</text:p>
        </text:list-item>
        <text:list-item>
          <text:p text:style-name="P9"><text:span text:style-name="Strong_20_Emphasis">Saída:</text:span> Um único valor resultante da redução.</text:p>
        </text:list-item>
      </text:list>
      <text:h text:style-name="Heading_20_3" text:outline-level="3">Exemplo</text:h>
      <text:p text:style-name="Text_20_body">Vamos supor que você tem um array de números e quer calcular a soma deles:</text:p>
      <text:p text:style-name="P2">const numeros = [1, 2, 3, 4];</text:p>
      <text:p text:style-name="P2">const soma = numeros.reduce((acumulador, numero) =&gt; acumulador + numero, 0);</text:p>
      <text:p text:style-name="P2"/>
      <text:p text:style-name="P2">console.log(soma); // Saída: 10</text:p>
      <text:p text:style-name="P2"/>
      <text:p text:style-name="P6">Nesse exemplo:</text:p>
      <text:list xml:id="list3257998377" text:style-name="L4">
        <text:list-item>
          <text:p text:style-name="P12">O <text:span text:style-name="Source_20_Text">reduce</text:span> começa com um valor inicial de <text:span text:style-name="Source_20_Text">0</text:span>.</text:p>
        </text:list-item>
        <text:list-item>
          <text:p text:style-name="P12">A função <text:span text:style-name="Source_20_Text">(acumulador, numero) =&gt; acumulador + numero</text:span> soma o acumulador com cada número do array.</text:p>
        </text:list-item>
        <text:list-item>
          <text:p text:style-name="P11">O resultado final, que é a soma de todos os números, é armazenado na variável <text:span text:style-name="Source_20_Text">soma</text:span>.</text:p>
        </text:list-item>
      </text:list>
      <text:p text:style-name="Text_20_body">O <text:span text:style-name="Source_20_Text">reduce</text:span> é muito poderoso e pode ser usado para muitas outras operações além da soma!</text:p>
      <text:p text:style-name="P2"/>
      <text:p text:style-name="P2"/>
      <text:p text:style-name="P2"/>
      <text:p text:style-name="P6">As <text:span text:style-name="Strong_20_Emphasis">Arrow Functions</text:span> em JavaScript são uma forma mais concisa de escrever funções. Elas oferecem uma sintaxe simplificada e também não possuem seu próprio contexto de <text:span text:style-name="Source_20_Text">this</text:span>, o que é útil em algumas situações.</text:p>
      <text:h text:style-name="Heading_20_3" text:outline-level="3">Explicação Simples</text:h>
      <text:list xml:id="list1981749805" text:style-name="L5">
        <text:list-item>
          <text:p text:style-name="P14"><text:span text:style-name="Strong_20_Emphasis">Sintaxe:</text:span> Menos verbosa do que funções tradicionais.</text:p>
        </text:list-item>
        <text:list-item>
          <text:p text:style-name="P13"><text:span text:style-name="Strong_20_Emphasis"><text:span text:style-name="Source_20_Text">this</text:span></text:span><text:span text:style-name="Strong_20_Emphasis">:</text:span> Não altera o contexto de <text:span text:style-name="Source_20_Text">this</text:span>, herdando-o do escopo pai.</text:p>
        </text:list-item>
      </text:list>
      <text:h text:style-name="Heading_20_3" text:outline-level="3">Exemplo</text:h>
      <text:p text:style-name="Text_20_body">Aqui está um exemplo básico de uma função tradicional e sua versão como Arrow Function:</text:p>
      <text:p text:style-name="Text_20_body"><text:span text:style-name="Strong_20_Emphasis">Função Tradicional:</text:span></text:p>
      <text:p text:style-name="P2"/>
      <text:p text:style-name="P2">function somar(a, b) {</text:p>
      <text:p text:style-name="P2"><text:s text:c="4"/>return a + b;</text:p>
      <text:p text:style-name="P2">}</text:p>
      <text:p text:style-name="P2"><text:soft-page-break/>console.log(somar(2, 3)); // Saída: 5</text:p>
      <text:p text:style-name="P2"/>
      <text:p text:style-name="P2"/>
      <text:p text:style-name="P3">Arrow Function:</text:p>
      <text:p text:style-name="P3"/>
      <text:p text:style-name="P2">const somar = (a, b) =&gt; a + b;</text:p>
      <text:p text:style-name="P2">console.log(somar(2, 3)); // Saída: 5</text:p>
      <text:p text:style-name="P2"/>
      <text:p text:style-name="P2"/>
      <text:h text:style-name="P1" text:outline-level="3">Vantagens</text:h>
      <text:list xml:id="list3792543301" text:style-name="L6">
        <text:list-item>
          <text:p text:style-name="P16"><text:span text:style-name="Strong_20_Emphasis">Sintaxe mais curta:</text:span> Facilita a leitura do código.</text:p>
        </text:list-item>
        <text:list-item>
          <text:p text:style-name="P15"><text:span text:style-name="Strong_20_Emphasis">Sem </text:span><text:span text:style-name="Strong_20_Emphasis"><text:span text:style-name="Source_20_Text">this</text:span></text:span><text:span text:style-name="Strong_20_Emphasis"> próprio:</text:span> Útil em callbacks e métodos que precisam manter o contexto.</text:p>
        </text:list-item>
      </text:list>
      <text:h text:style-name="Heading_20_3" text:outline-level="3">Exemplo com <text:span text:style-name="Source_20_Text">this</text:span></text:h>
      <text:p text:style-name="P2">function Pessoa() {</text:p>
      <text:p text:style-name="P2"><text:s text:c="4"/>this.idade = 0;</text:p>
      <text:p text:style-name="P2"/>
      <text:p text:style-name="P2"><text:s text:c="4"/>setInterval(() =&gt; {</text:p>
      <text:p text:style-name="P2"><text:s text:c="8"/>this.idade++; // 'this' refere-se à instância de Pessoa</text:p>
      <text:p text:style-name="P2"><text:s text:c="8"/>console.log(this.idade);</text:p>
      <text:p text:style-name="P2"><text:s text:c="4"/>}, 1000);</text:p>
      <text:p text:style-name="P2">}</text:p>
      <text:p text:style-name="P2"/>
      <text:p text:style-name="P2">const p = new Pessoa();</text:p>
      <text:p text:style-name="P2">// Isso irá incrementar e mostrar a idade a cada segundo</text:p>
      <text:p text:style-name="P2"/>
      <text:p text:style-name="P2"/>
      <text:p text:style-name="P2">Nesse exemplo, a Arrow Function mantém o contexto de <text:span text:style-name="Source_20_Text">this</text:span> da instância de <text:span text:style-name="Source_20_Text">Pessoa</text:span>, permitindo que <text:span text:style-name="Source_20_Text">this.idade</text:span> seja acessado corretamente.</text:p>
      <text:p text:style-name="P2"/>
      <text:p text:style-name="P2"/>
      <text:p text:style-name="P2"/>
      <text:p text:style-name="P6">Os <text:span text:style-name="Strong_20_Emphasis">Template Literals</text:span> em JavaScript permitem criar strings de forma mais flexível e legível. Eles suportam interpolação de variáveis e podem ser usados para criar strings multilinha.</text:p>
      <text:h text:style-name="Heading_20_3" text:outline-level="3">Explicação Simples</text:h>
      <text:list xml:id="list3370317158" text:style-name="L7">
        <text:list-item>
          <text:p text:style-name="P18"><text:span text:style-name="Strong_20_Emphasis">Interpolação:</text:span> Você pode inserir variáveis ou expressões diretamente na string.</text:p>
        </text:list-item>
        <text:list-item>
          <text:p text:style-name="P17"><text:span text:style-name="Strong_20_Emphasis">Multilinha:</text:span> Permitem que você crie strings que ocupam várias linhas sem precisar de caracteres especiais.</text:p>
        </text:list-item>
      </text:list>
      <text:h text:style-name="Heading_20_3" text:outline-level="3">Exemplo de Interpolação</text:h>
      <text:p text:style-name="Text_20_body">Aqui está um exemplo usando template literals para interpolar variáveis:</text:p>
      <text:p text:style-name="Text_20_body"/>
      <text:p text:style-name="Text_20_body"><text:soft-page-break/></text:p>
      <text:p text:style-name="P2">const nome = 'Maria';</text:p>
      <text:p text:style-name="P2">const idade = 30;</text:p>
      <text:p text:style-name="P2">const apresentacao = `Olá, meu nome é ${nome} e eu tenho ${idade} anos.`;</text:p>
      <text:p text:style-name="P2">console.log(apresentacao); // Saída: "Olá, meu nome é Maria e eu tenho 30 anos."</text:p>
      <text:p text:style-name="P2"/>
      <text:h text:style-name="P1" text:outline-level="3">Exemplo Multilinha</text:h>
      <text:p text:style-name="Text_20_body">Você também pode usar template literals para criar strings que vão para várias linhas:</text:p>
      <text:p text:style-name="P2"/>
      <text:p text:style-name="P2">const mensagem = `Esta é uma mensagem</text:p>
      <text:p text:style-name="P2">que ocupa várias linhas</text:p>
      <text:p text:style-name="P2">sem precisar de quebras de linha explícitas.`;</text:p>
      <text:p text:style-name="P2">console.log(mensagem);</text:p>
      <text:p text:style-name="P2"/>
      <text:h text:style-name="P1" text:outline-level="3">Vantagens</text:h>
      <text:list xml:id="list3063652495" text:style-name="L8">
        <text:list-item>
          <text:p text:style-name="P20"><text:span text:style-name="Strong_20_Emphasis">Mais Legibilidade:</text:span> O código fica mais fácil de ler e entender.</text:p>
        </text:list-item>
        <text:list-item>
          <text:p text:style-name="P19"><text:span text:style-name="Strong_20_Emphasis">Flexibilidade:</text:span> Você pode incluir expressões complexas diretamente na string.</text:p>
        </text:list-item>
      </text:list>
      <text:h text:style-name="Heading_20_3" text:outline-level="3">Exemplo com Expressões</text:h>
      <text:p text:style-name="Text_20_body">Você pode até usar expressões dentro da interpolação:</text:p>
      <text:p text:style-name="P2">const a = 5;</text:p>
      <text:p text:style-name="P2">const b = 10;</text:p>
      <text:p text:style-name="P2">console.log(`A soma de ${a} e ${b} é ${a + b}.`); // Saída: "A soma de 5 e 10 é 15."</text:p>
      <text:p text:style-name="P2"/>
      <text:p text:style-name="P6">Os Template Literals tornam o trabalho com strings mais intuitivo e eficiente!</text:p>
      <text:p text:style-name="P2"/>
      <text:p text:style-name="P2"/>
      <text:p text:style-name="P2"/>
      <text:p text:style-name="P2"/>
      <text:p text:style-name="P6">O <text:span text:style-name="Strong_20_Emphasis">Destructuring Assignment</text:span> em JavaScript é uma maneira concisa de extrair valores de arrays e propriedades de objetos em variáveis individuais. Isso torna o código mais limpo e fácil de entender.</text:p>
      <text:h text:style-name="Heading_20_3" text:outline-level="3">Explicação Simples</text:h>
      <text:list xml:id="list1387594610" text:style-name="L9">
        <text:list-item>
          <text:p text:style-name="P22"><text:span text:style-name="Strong_20_Emphasis">Arrays:</text:span> Permite extrair elementos de um array.</text:p>
        </text:list-item>
        <text:list-item>
          <text:p text:style-name="P22"><text:span text:style-name="Strong_20_Emphasis">Objetos:</text:span> Permite extrair propriedades de um objeto.</text:p>
        </text:list-item>
        <text:list-item>
          <text:p text:style-name="P21"><text:span text:style-name="Strong_20_Emphasis">Sintaxe:</text:span> Usa colchetes (<text:span text:style-name="Source_20_Text">[]</text:span>) para arrays e chaves (<text:span text:style-name="Source_20_Text">{}</text:span>) para objetos.</text:p>
        </text:list-item>
      </text:list>
      <text:h text:style-name="Heading_20_3" text:outline-level="3">Exemplo com Arrays</text:h>
      <text:p text:style-name="Text_20_body">Imagine que você tem um array e quer extrair seus elementos:</text:p>
      <text:p text:style-name="Text_20_body"/>
      <text:p text:style-name="P2"><text:soft-page-break/>const numeros = [1, 2, 3];</text:p>
      <text:p text:style-name="P2">const [primeiro, segundo] = numeros;</text:p>
      <text:p text:style-name="P2"/>
      <text:p text:style-name="P2">console.log(primeiro); // Saída: 1</text:p>
      <text:p text:style-name="P2">console.log(segundo); <text:s/>// Saída: 2</text:p>
      <text:p text:style-name="P2"/>
      <text:h text:style-name="P1" text:outline-level="3">Exemplo com Objetos</text:h>
      <text:p text:style-name="Text_20_body">Agora, vamos usar o destructuring com um objeto:</text:p>
      <text:p text:style-name="P2"/>
      <text:p text:style-name="P2">const pessoa = { nome: 'Ana', idade: 25 };</text:p>
      <text:p text:style-name="P2">const { nome, idade } = pessoa;</text:p>
      <text:p text:style-name="P2"/>
      <text:p text:style-name="P2">console.log(nome); // Saída: "Ana"</text:p>
      <text:p text:style-name="P2">console.log(idade); // Saída: 25</text:p>
      <text:p text:style-name="P2"/>
      <text:h text:style-name="P1" text:outline-level="3">Vantagens</text:h>
      <text:list xml:id="list1668069002" text:style-name="L10">
        <text:list-item>
          <text:p text:style-name="P24"><text:span text:style-name="Strong_20_Emphasis">Código Mais Limpo:</text:span> Reduz a necessidade de escrever código repetitivo para acessar propriedades.</text:p>
        </text:list-item>
        <text:list-item>
          <text:p text:style-name="P23"><text:span text:style-name="Strong_20_Emphasis">Facilidade de Uso:</text:span> Torna mais fácil trabalhar com dados complexos.</text:p>
        </text:list-item>
      </text:list>
      <text:h text:style-name="Heading_20_3" text:outline-level="3">Exemplo de Destructuring com Valores Padrão</text:h>
      <text:p text:style-name="Text_20_body">Você também pode definir valores padrão ao usar destructuring:</text:p>
      <text:p text:style-name="P2"/>
      <text:p text:style-name="P2">const pessoa = { nome: 'João' };</text:p>
      <text:p text:style-name="P2">const { nome, idade = 30 } = pessoa;</text:p>
      <text:p text:style-name="P2"/>
      <text:p text:style-name="P2">console.log(nome); // Saída: "João"</text:p>
      <text:p text:style-name="P2">console.log(idade); // Saída: 30 (valor padrão)</text:p>
      <text:p text:style-name="P2"/>
      <text:p text:style-name="P2"/>
      <text:h text:style-name="P1" text:outline-level="3">Exemplo Aninhado</text:h>
      <text:p text:style-name="Text_20_body">O destructuring também funciona com objetos aninhados:</text:p>
      <text:p text:style-name="P2">const carro = {</text:p>
      <text:p text:style-name="P2"><text:s text:c="4"/>modelo: 'Fusca',</text:p>
      <text:p text:style-name="P2"><text:s text:c="4"/>ano: 1965,</text:p>
      <text:p text:style-name="P2"><text:s text:c="4"/>proprietario: {</text:p>
      <text:p text:style-name="P2"><text:s text:c="8"/>nome: 'Carlos',</text:p>
      <text:p text:style-name="P2"><text:s text:c="8"/>idade: 40</text:p>
      <text:p text:style-name="P2"><text:s text:c="4"/>}</text:p>
      <text:p text:style-name="P2">};</text:p>
      <text:p text:style-name="P2"/>
      <text:p text:style-name="P2">const { modelo, proprietario: { nome } } = carro;</text:p>
      <text:p text:style-name="P2"><text:soft-page-break/></text:p>
      <text:p text:style-name="P2">console.log(modelo); // Saída: "Fusca"</text:p>
      <text:p text:style-name="P2">console.log(nome); <text:s text:c="2"/>// Saída: "Carlos"</text:p>
      <text:p text:style-name="P2"/>
      <text:p text:style-name="P2">O <text:span text:style-name="Strong_20_Emphasis">Destructuring Assignment</text:span> facilita a extração de dados e melhora a legibilidade do código!</text:p>
      <text:p text:style-name="P2"/>
      <text:p text:style-name="P2"/>
      <text:p text:style-name="P6">Os <text:span text:style-name="Strong_20_Emphasis">Default Parameters</text:span> em JavaScript permitem que você defina valores padrão para os parâmetros de uma função. Se um argumento não for fornecido ao chamar a função, o valor padrão será usado.</text:p>
      <text:h text:style-name="Heading_20_3" text:outline-level="3">Explicação Simples</text:h>
      <text:list xml:id="list773680680" text:style-name="L11">
        <text:list-item>
          <text:p text:style-name="P26"><text:span text:style-name="Strong_20_Emphasis">Parâmetros Padrão:</text:span> Você pode especificar um valor que será usado caso nenhum valor seja passado para o parâmetro.</text:p>
        </text:list-item>
        <text:list-item>
          <text:p text:style-name="P25"><text:span text:style-name="Strong_20_Emphasis">Facilita o Tratamento de Valores Omissos:</text:span> Evita a necessidade de checar se um parâmetro foi fornecido dentro da função.</text:p>
        </text:list-item>
      </text:list>
      <text:h text:style-name="Heading_20_3" text:outline-level="3">Exemplo Simples</text:h>
      <text:p text:style-name="Text_20_body">Aqui está um exemplo de uma função que usa parâmetros padrão:</text:p>
      <text:p text:style-name="P2"/>
      <text:p text:style-name="P2">const multiplicar = (a, b = 1) =&gt; a * b;</text:p>
      <text:p text:style-name="P2"/>
      <text:p text:style-name="P2">console.log(multiplicar(5, 2)); // Saída: 10</text:p>
      <text:p text:style-name="P2">console.log(multiplicar(5)); <text:s text:c="3"/>// Saída: 5 (b usa o valor padrão de 1)</text:p>
      <text:p text:style-name="P2"/>
      <text:p text:style-name="P2"/>
      <text:h text:style-name="P1" text:outline-level="3">Vantagens</text:h>
      <text:list xml:id="list2905804820" text:style-name="L12">
        <text:list-item>
          <text:p text:style-name="P28"><text:span text:style-name="Strong_20_Emphasis">Código Mais Limpo:</text:span> Reduz a necessidade de lógica adicional para lidar com parâmetros ausentes.</text:p>
        </text:list-item>
        <text:list-item>
          <text:p text:style-name="P27"><text:span text:style-name="Strong_20_Emphasis">Facilidade de Uso:</text:span> Torna as funções mais flexíveis e fáceis de usar.</text:p>
        </text:list-item>
      </text:list>
      <text:h text:style-name="Heading_20_3" text:outline-level="3">Exemplo com Múltiplos Parâmetros</text:h>
      <text:p text:style-name="Text_20_body">Você pode usar parâmetros padrão com múltiplos parâmetros:</text:p>
      <text:p text:style-name="P2"/>
      <text:p text:style-name="P2">const criarMensagem = (nome, saudacao = 'Olá') =&gt; `${saudacao}, ${nome}!`;</text:p>
      <text:p text:style-name="P2"/>
      <text:p text:style-name="P2">console.log(criarMensagem('João', 'Bom dia')); // Saída: "Bom dia, João!"</text:p>
      <text:p text:style-name="P2">console.log(criarMensagem('Maria')); <text:s text:c="11"/>// Saída: "Olá, Maria!"</text:p>
      <text:p text:style-name="P2"/>
      <text:p text:style-name="P2"/>
      <text:h text:style-name="P1" text:outline-level="3">Exemplo de Parâmetro Padrão com Expressão</text:h>
      <text:p text:style-name="Text_20_body">Os parâmetros padrão também podem ser expressões:</text:p>
      <text:p text:style-name="P2"><text:soft-page-break/>const somar = (a, b = a) =&gt; a + b;</text:p>
      <text:p text:style-name="P2"/>
      <text:p text:style-name="P2">console.log(somar(5, 3)); // Saída: 8</text:p>
      <text:p text:style-name="P2">console.log(somar(5)); <text:s text:c="3"/>// Saída: 10 (b usa o valor de a, que é 5)</text:p>
      <text:p text:style-name="P2"/>
      <text:p text:style-name="P2">Os <text:span text:style-name="Strong_20_Emphasis">Default Parameters</text:span> tornam suas funções mais flexíveis e melhoram a legibilidade do código, evitando a necessidade de verificações constantes para parâmetros não fornecidos!</text:p>
      <text:p text:style-name="P2"/>
      <text:p text:style-name="P2"/>
      <text:p text:style-name="P2"/>
      <text:p text:style-name="P2"/>
      <text:p text:style-name="P2"/>
      <text:p text:style-name="P6">O <text:span text:style-name="Strong_20_Emphasis">Spread Operator</text:span> em JavaScript é uma sintaxe que permite expandir elementos de um array ou propriedades de um objeto em locais onde múltiplos elementos ou pares chave-valor são esperados. Ele é representado por três pontos (<text:span text:style-name="Source_20_Text">...</text:span>) e é muito útil para várias operações, como clonagem e combinação de arrays e objetos.</text:p>
      <text:h text:style-name="Heading_20_3" text:outline-level="3">Explicação Simples</text:h>
      <text:list xml:id="list964964079" text:style-name="L13">
        <text:list-item>
          <text:p text:style-name="P30"><text:span text:style-name="Strong_20_Emphasis">Expansão de Arrays:</text:span> Você pode "espalhar" elementos de um array.</text:p>
        </text:list-item>
        <text:list-item>
          <text:p text:style-name="P29"><text:span text:style-name="Strong_20_Emphasis">Combinação de Objetos:</text:span> Permite combinar propriedades de objetos de forma fácil.</text:p>
        </text:list-item>
      </text:list>
      <text:h text:style-name="Heading_20_3" text:outline-level="3">Exemplo com Arrays</text:h>
      <text:p text:style-name="Text_20_body">Vamos ver um exemplo básico de como usar o spread operator com arrays:</text:p>
      <text:p text:style-name="P2"/>
      <text:p text:style-name="P2"/>
      <text:p text:style-name="P2">const numeros1 = [1, 2, 3];</text:p>
      <text:p text:style-name="P2">const numeros2 = [4, 5, 6];</text:p>
      <text:p text:style-name="P2">const todosNumeros = [...numeros1, ...numeros2];</text:p>
      <text:p text:style-name="P2"/>
      <text:p text:style-name="P2">console.log(todosNumeros); // Saída: [1, 2, 3, 4, 5, 6]</text:p>
      <text:p text:style-name="P2"/>
      <text:h text:style-name="P1" text:outline-level="3">Exemplo com Objetos</text:h>
      <text:p text:style-name="Text_20_body">Você também pode usar o spread operator para combinar objetos:</text:p>
      <text:p text:style-name="P2"/>
      <text:p text:style-name="P2">const pessoa1 = { nome: 'Ana', idade: 25 };</text:p>
      <text:p text:style-name="P2">const pessoa2 = { cidade: 'São Paulo' };</text:p>
      <text:p text:style-name="P2">const pessoaCompleta = { ...pessoa1, ...pessoa2 };</text:p>
      <text:p text:style-name="P2"/>
      <text:p text:style-name="P2">console.log(pessoaCompleta); // Saída: { nome: 'Ana', idade: 25, cidade: 'São Paulo' }</text:p>
      <text:p text:style-name="P2"/>
      <text:h text:style-name="P1" text:outline-level="3">Vantagens</text:h>
      <text:list xml:id="list1685655857" text:style-name="L14">
        <text:list-item>
          <text:p text:style-name="P32"><text:span text:style-name="Strong_20_Emphasis">Clonagem Simples:</text:span> Clonar arrays e objetos se torna muito mais fácil.</text:p>
        </text:list-item>
        <text:list-item>
          <text:p text:style-name="P31"><text:span text:style-name="Strong_20_Emphasis">Combinação Eficiente:</text:span> Permite combinar dados de forma clara e concisa.</text:p>
        </text:list-item>
      </text:list>
      <text:h text:style-name="Heading_20_3" text:outline-level="3"><text:soft-page-break/>Exemplo de Clonagem</text:h>
      <text:p text:style-name="Text_20_body">Aqui está um exemplo de como clonar um array usando o spread operator:</text:p>
      <text:p text:style-name="P2">const numeros = [1, 2, 3];</text:p>
      <text:p text:style-name="P2">const numerosClone = [...numeros];</text:p>
      <text:p text:style-name="P2"/>
      <text:p text:style-name="P2">console.log(numerosClone); // Saída: [1, 2, 3]</text:p>
      <text:p text:style-name="P2">numerosClone.push(4);</text:p>
      <text:p text:style-name="P2">console.log(numeros); <text:s text:c="5"/>// Saída: [1, 2, 3] (o original não é modificado)</text:p>
      <text:p text:style-name="P2"/>
      <text:p text:style-name="P2"/>
      <text:h text:style-name="P1" text:outline-level="3">Exemplo com Funções</text:h>
      <text:p text:style-name="Text_20_body">O spread operator também é útil para passar argumentos de um array para uma função:</text:p>
      <text:p text:style-name="P2">const soma = (a, b, c) =&gt; a + b + c;</text:p>
      <text:p text:style-name="P2">const numeros = [1, 2, 3];</text:p>
      <text:p text:style-name="P2">console.log(soma(...numeros)); // Saída: 6</text:p>
      <text:p text:style-name="P2"/>
      <text:p text:style-name="P2"/>
      <text:p text:style-name="P2">O <text:span text:style-name="Strong_20_Emphasis">Spread Operator</text:span> é uma ferramenta poderosa que torna a manipulação de dados em JavaScript mais simples e intuitiva!</text:p>
      <text:p text:style-name="P2"/>
      <text:p text:style-name="P2"/>
      <text:p text:style-name="P2"/>
      <text:p text:style-name="P6">Os <text:span text:style-name="Strong_20_Emphasis">Rest Parameters</text:span> em JavaScript permitem que uma função aceite um número indefinido de argumentos como um array. Eles são representados por três pontos (<text:span text:style-name="Source_20_Text">...</text:span>) antes do nome do parâmetro e são úteis quando você não sabe quantos argumentos serão passados para a função.</text:p>
      <text:h text:style-name="Heading_20_3" text:outline-level="3">Explicação Simples</text:h>
      <text:list xml:id="list1185423232" text:style-name="L15">
        <text:list-item>
          <text:p text:style-name="P34"><text:span text:style-name="Strong_20_Emphasis">Agrupamento:</text:span> Permite agrupar múltiplos argumentos em um único array.</text:p>
        </text:list-item>
        <text:list-item>
          <text:p text:style-name="P33"><text:span text:style-name="Strong_20_Emphasis">Flexibilidade:</text:span> Facilita a criação de funções que podem lidar com um número variável de argumentos.</text:p>
        </text:list-item>
      </text:list>
      <text:h text:style-name="Heading_20_3" text:outline-level="3">Exemplo Simples</text:h>
      <text:p text:style-name="Text_20_body">Aqui está um exemplo básico de uma função que usa rest parameters:</text:p>
      <text:p text:style-name="P2"/>
      <text:p text:style-name="P2"/>
      <text:p text:style-name="P2">const somar = (...numeros) =&gt; {</text:p>
      <text:p text:style-name="P2"><text:s text:c="4"/>return numeros.reduce((total, num) =&gt; total + num, 0);</text:p>
      <text:p text:style-name="P2">};</text:p>
      <text:p text:style-name="P2"/>
      <text:p text:style-name="P2">console.log(somar(1, 2, 3)); <text:s text:c="7"/>// Saída: 6</text:p>
      <text:p text:style-name="P2">console.log(somar(4, 5, 6, 7, 8)); <text:s/>// Saída: 30</text:p>
      <text:p text:style-name="P2"/>
      <text:p text:style-name="P2"/>
      <text:h text:style-name="P1" text:outline-level="3"><text:soft-page-break/>Vantagens</text:h>
      <text:list xml:id="list487168938" text:style-name="L16">
        <text:list-item>
          <text:p text:style-name="P36"><text:span text:style-name="Strong_20_Emphasis">Flexibilidade:</text:span> Permite que a função aceite qualquer quantidade de argumentos sem precisar especificar.</text:p>
        </text:list-item>
        <text:list-item>
          <text:p text:style-name="P35"><text:span text:style-name="Strong_20_Emphasis">Código Limpo:</text:span> Torna o código mais organizado e fácil de entender.</text:p>
        </text:list-item>
      </text:list>
      <text:h text:style-name="Heading_20_3" text:outline-level="3">Exemplo com Outros Parâmetros</text:h>
      <text:p text:style-name="Text_20_body">Os rest parameters podem ser usados junto com parâmetros normais:</text:p>
      <text:p text:style-name="P2">const multiplicar = (fator, ...numeros) =&gt; {</text:p>
      <text:p text:style-name="P2"><text:s text:c="4"/>return numeros.map(num =&gt; num * fator);</text:p>
      <text:p text:style-name="P2">};</text:p>
      <text:p text:style-name="P2"/>
      <text:p text:style-name="P2">console.log(multiplicar(2, 1, 2, 3)); // Saída: [2, 4, 6]</text:p>
      <text:p text:style-name="P2"/>
      <text:p text:style-name="P2"/>
      <text:p text:style-name="P2"/>
      <text:h text:style-name="P1" text:outline-level="3">Exemplo com Objetos</text:h>
      <text:p text:style-name="Text_20_body">Você também pode usar rest parameters para coletar propriedades em funções que lidam com objetos:</text:p>
      <text:p text:style-name="P2">const exibirDados = ({ nome, idade, ...resto }) =&gt; {</text:p>
      <text:p text:style-name="P2"><text:s text:c="4"/>console.log(`Nome: ${nome}, Idade: ${idade}`);</text:p>
      <text:p text:style-name="P2"><text:s text:c="4"/>console.log('Outros dados:', resto);</text:p>
      <text:p text:style-name="P2">};</text:p>
      <text:p text:style-name="P2"/>
      <text:p text:style-name="P2">exibirDados({ nome: 'Ana', idade: 25, cidade: 'São Paulo', pais: 'Brasil' });</text:p>
      <text:p text:style-name="P2">// Saída:</text:p>
      <text:p text:style-name="P2">// Nome: Ana, Idade: 25</text:p>
      <text:p text:style-name="P2">// Outros dados: { cidade: 'São Paulo', pais: 'Brasil' }</text:p>
      <text:p text:style-name="P2"/>
      <text:p text:style-name="P2">Os <text:span text:style-name="Strong_20_Emphasis">Rest Parameters</text:span> oferecem uma maneira elegante e poderosa de trabalhar com funções que precisam lidar com um número variável de argumentos!</text:p>
      <text:p text:style-name="P2"/>
      <text:p text:style-name="P2"/>
      <text:p text:style-name="P6">As <text:span text:style-name="Strong_20_Emphasis">Promises</text:span> em JavaScript são uma forma de lidar com operações assíncronas. Elas representam um valor que pode estar disponível agora, no futuro ou nunca, permitindo que você escreva código que lida com resultados assíncronos de maneira mais legível e organizada.</text:p>
      <text:h text:style-name="Heading_20_3" text:outline-level="3">Explicação Simples</text:h>
      <text:list xml:id="list4060861541" text:style-name="L17">
        <text:list-item>
          <text:p text:style-name="P37"><text:span text:style-name="Strong_20_Emphasis">Estado:</text:span> Uma promise pode estar em três estados:</text:p>
          <text:list>
            <text:list-item>
              <text:p text:style-name="P38"><text:span text:style-name="Strong_20_Emphasis">Pending (Pendente):</text:span> A operação ainda não foi concluída.</text:p>
            </text:list-item>
            <text:list-item>
              <text:p text:style-name="P38"><text:span text:style-name="Strong_20_Emphasis">Fulfilled (Cumprida):</text:span> A operação foi concluída com sucesso.</text:p>
            </text:list-item>
            <text:list-item>
              <text:p text:style-name="P38"><text:span text:style-name="Strong_20_Emphasis">Rejected (Rejeitada):</text:span> A operação falhou.</text:p>
            </text:list-item>
          </text:list>
        </text:list-item>
        <text:list-item>
          <text:p text:style-name="P37"><text:span text:style-name="Strong_20_Emphasis">Encadeamento:</text:span> Você pode encadear chamadas para lidar com o resultado ou erro de uma promise.</text:p>
        </text:list-item>
      </text:list>
      <text:h text:style-name="Heading_20_3" text:outline-level="3"><text:soft-page-break/>Exemplo Simples</text:h>
      <text:p text:style-name="Text_20_body">Aqui está um exemplo básico de como criar e usar uma promise:</text:p>
      <text:p text:style-name="P2"/>
      <text:p text:style-name="P2">const promessa = new Promise((resolve, reject) =&gt; {</text:p>
      <text:p text:style-name="P2"><text:s text:c="4"/>const sucesso = true; // Simula um resultado bem-sucedido</text:p>
      <text:p text:style-name="P2"><text:s text:c="4"/>if (sucesso) {</text:p>
      <text:p text:style-name="P2"><text:s text:c="8"/>resolve('Operação bem-sucedida!'); // Chama resolve em caso de sucesso</text:p>
      <text:p text:style-name="P2"><text:s text:c="4"/>} else {</text:p>
      <text:p text:style-name="P2"><text:s text:c="8"/>reject('Erro na operação.'); // Chama reject em caso de falha</text:p>
      <text:p text:style-name="P2"><text:s text:c="4"/>}</text:p>
      <text:p text:style-name="P2">});</text:p>
      <text:p text:style-name="P2"/>
      <text:p text:style-name="P2">// Usando a promise</text:p>
      <text:p text:style-name="P2">promessa</text:p>
      <text:p text:style-name="P2"><text:s text:c="4"/>.then(resultado =&gt; console.log(resultado)) // Saída: "Operação bem-sucedida!"</text:p>
      <text:p text:style-name="P2"><text:s text:c="4"/>.catch(erro =&gt; console.log(erro)); // Trata erro, se houver</text:p>
      <text:p text:style-name="P2"/>
      <text:p text:style-name="P2"/>
      <text:h text:style-name="P1" text:outline-level="3">Vantagens</text:h>
      <text:list xml:id="list668649252" text:style-name="L18">
        <text:list-item>
          <text:p text:style-name="P40"><text:span text:style-name="Strong_20_Emphasis">Código Mais Limpo:</text:span> Facilita o tratamento de operações assíncronas sem aninhamento excessivo de callbacks (o famoso "callback hell").</text:p>
        </text:list-item>
        <text:list-item>
          <text:p text:style-name="P39"><text:span text:style-name="Strong_20_Emphasis">Manejo de Erros:</text:span> Oferece uma maneira clara de capturar e tratar erros.</text:p>
        </text:list-item>
      </text:list>
      <text:h text:style-name="Heading_20_3" text:outline-level="3">Exemplo com <text:span text:style-name="Source_20_Text">setTimeout</text:span></text:h>
      <text:p text:style-name="Text_20_body">Um exemplo prático usando <text:span text:style-name="Source_20_Text">setTimeout</text:span> para simular uma operação assíncrona:</text:p>
      <text:p text:style-name="P2"/>
      <text:p text:style-name="P2">const promessaComDelay = new Promise((resolve, reject) =&gt; {</text:p>
      <text:p text:style-name="P2"><text:s text:c="4"/>setTimeout(() =&gt; {</text:p>
      <text:p text:style-name="P2"><text:s text:c="8"/>const sucesso = true;</text:p>
      <text:p text:style-name="P2"><text:s text:c="8"/>if (sucesso) {</text:p>
      <text:p text:style-name="P2"><text:s text:c="12"/>resolve('Dados carregados!');</text:p>
      <text:p text:style-name="P2"><text:s text:c="8"/>} else {</text:p>
      <text:p text:style-name="P2"><text:s text:c="12"/>reject('Falha ao carregar dados.');</text:p>
      <text:p text:style-name="P2"><text:s text:c="8"/>}</text:p>
      <text:p text:style-name="P2"><text:s text:c="4"/>}, 2000); // Simula um atraso de 2 segundos</text:p>
      <text:p text:style-name="P2">});</text:p>
      <text:p text:style-name="P2"/>
      <text:p text:style-name="P2">promessaComDelay</text:p>
      <text:p text:style-name="P2"><text:s text:c="4"/>.then(resultado =&gt; console.log(resultado)) // Saída após 2 segundos: "Dados carregados!"</text:p>
      <text:p text:style-name="P2"><text:s text:c="4"/>.catch(erro =&gt; console.log(erro));</text:p>
      <text:p text:style-name="P2"/>
      <text:p text:style-name="P2"/>
      <text:h text:style-name="P1" text:outline-level="3"><text:soft-page-break/>Encadeamento de Promises</text:h>
      <text:p text:style-name="Text_20_body">Você pode encadear várias promises:</text:p>
      <text:p text:style-name="P2"/>
      <text:p text:style-name="P2"/>
      <text:p text:style-name="P2">const primeiraPromessa = () =&gt; new Promise(resolve =&gt; resolve('Primeira operação concluída!'));</text:p>
      <text:p text:style-name="P2"/>
      <text:p text:style-name="P2">const segundaPromessa = () =&gt; new Promise(resolve =&gt; resolve('Segunda operação concluída!'));</text:p>
      <text:p text:style-name="P2"/>
      <text:p text:style-name="P2">primeiraPromessa()</text:p>
      <text:p text:style-name="P2"><text:s text:c="4"/>.then(resultado =&gt; {</text:p>
      <text:p text:style-name="P2"><text:s text:c="8"/>console.log(resultado); // Saída: "Primeira operação concluída!"</text:p>
      <text:p text:style-name="P2"><text:s text:c="8"/>return segundaPromessa();</text:p>
      <text:p text:style-name="P2"><text:s text:c="4"/>})</text:p>
      <text:p text:style-name="P2"><text:s text:c="4"/>.then(resultado =&gt; console.log(resultado)); // Saída: "Segunda operação concluída!"</text:p>
      <text:p text:style-name="P2"/>
      <text:h text:style-name="P1" text:outline-level="3">Promise.all</text:h>
      <text:p text:style-name="Text_20_body">Você pode usar <text:span text:style-name="Source_20_Text">Promise.all</text:span> para executar várias promises em paralelo e esperar que todas sejam cumpridas:</text:p>
      <text:p text:style-name="P2"/>
      <text:p text:style-name="P2">const promessa1 = Promise.resolve('Resultado 1');</text:p>
      <text:p text:style-name="P2">const promessa2 = Promise.resolve('Resultado 2');</text:p>
      <text:p text:style-name="P2"/>
      <text:p text:style-name="P2">Promise.all([promessa1, promessa2])</text:p>
      <text:p text:style-name="P2"><text:s text:c="4"/>.then(resultados =&gt; {</text:p>
      <text:p text:style-name="P2"><text:s text:c="8"/>console.log(resultados); // Saída: ["Resultado 1", "Resultado 2"]</text:p>
      <text:p text:style-name="P2"><text:s text:c="4"/>});</text:p>
      <text:p text:style-name="P2"/>
      <text:p text:style-name="P2">As <text:span text:style-name="Strong_20_Emphasis">Promises</text:span> tornam o trabalho com operações assíncronas mais fácil e organizado, permitindo um melhor controle do fluxo do código!</text:p>
      <text:p text:style-name="P2"/>
      <text:p text:style-name="P2"/>
      <text:p text:style-name="P2"/>
      <text:p text:style-name="P2"/>
      <text:p text:style-name="P6">As <text:span text:style-name="Strong_20_Emphasis">Classes</text:span> em JavaScript oferecem uma forma mais estruturada de criar objetos e lidar com herança, utilizando uma sintaxe que se assemelha a outras linguagens de programação orientadas a objetos. Elas foram introduzidas no ES6 e facilitam a criação de objetos e métodos.</text:p>
      <text:h text:style-name="Heading_20_3" text:outline-level="3">Explicação Simples</text:h>
      <text:list xml:id="list1471019771" text:style-name="L19">
        <text:list-item>
          <text:p text:style-name="P42"><text:span text:style-name="Strong_20_Emphasis">Sintaxe Simplificada:</text:span> Classes oferecem uma maneira clara de definir construtores e métodos.</text:p>
        </text:list-item>
        <text:list-item>
          <text:p text:style-name="P41"><text:span text:style-name="Strong_20_Emphasis">Herança:</text:span> Permite que você crie subclasses que herdam propriedades e métodos de uma classe pai.</text:p>
        </text:list-item>
      </text:list>
      <text:h text:style-name="Heading_20_3" text:outline-level="3"><text:soft-page-break/>Exemplo Simples</text:h>
      <text:p text:style-name="Text_20_body">Aqui está um exemplo básico de como definir e usar uma classe:</text:p>
      <text:p text:style-name="P2"/>
      <text:p text:style-name="P2">class Animal {</text:p>
      <text:p text:style-name="P2"><text:s text:c="4"/>constructor(nome) {</text:p>
      <text:p text:style-name="P2"><text:s text:c="8"/>this.nome = nome;</text:p>
      <text:p text:style-name="P2"><text:s text:c="4"/>}</text:p>
      <text:p text:style-name="P2"/>
      <text:p text:style-name="P2"><text:s text:c="4"/>falar() {</text:p>
      <text:p text:style-name="P2"><text:s text:c="8"/>console.log(`${this.nome} faz barulho.`);</text:p>
      <text:p text:style-name="P2"><text:s text:c="4"/>}</text:p>
      <text:p text:style-name="P2">}</text:p>
      <text:p text:style-name="P2"/>
      <text:p text:style-name="P2">const cachorro = new Animal('Rex');</text:p>
      <text:p text:style-name="P2">cachorro.falar(); // Saída: "Rex faz barulho."</text:p>
      <text:p text:style-name="P2"/>
      <text:p text:style-name="P2"/>
      <text:h text:style-name="P1" text:outline-level="3">Vantagens</text:h>
      <text:list xml:id="list3545533536" text:style-name="L20">
        <text:list-item>
          <text:p text:style-name="P44"><text:span text:style-name="Strong_20_Emphasis">Organização:</text:span> Facilita a organização do código, especialmente em projetos maiores.</text:p>
        </text:list-item>
        <text:list-item>
          <text:p text:style-name="P43"><text:span text:style-name="Strong_20_Emphasis">Reuso:</text:span> Permite reutilizar código através da herança e da criação de métodos comuns.</text:p>
        </text:list-item>
      </text:list>
      <text:h text:style-name="Heading_20_3" text:outline-level="3">Herança</text:h>
      <text:p text:style-name="Text_20_body">Você pode criar subclasses que herdam propriedades e métodos de uma classe pai:</text:p>
      <text:p text:style-name="P2">class Cachorro extends Animal {</text:p>
      <text:p text:style-name="P2"><text:s text:c="4"/>falar() {</text:p>
      <text:p text:style-name="P2"><text:s text:c="8"/>console.log(`${this.nome} late.`);</text:p>
      <text:p text:style-name="P2"><text:s text:c="4"/>}</text:p>
      <text:p text:style-name="P2">}</text:p>
      <text:p text:style-name="P2"/>
      <text:p text:style-name="P2">const labrador = new Cachorro('Buddy');</text:p>
      <text:p text:style-name="P2">labrador.falar(); // Saída: "Buddy late."</text:p>
      <text:p text:style-name="P2"/>
      <text:p text:style-name="P2"/>
      <text:p text:style-name="P2"/>
      <text:h text:style-name="P1" text:outline-level="3">Construtores e Métodos</text:h>
      <text:p text:style-name="Text_20_body">As classes podem ter múltiplos métodos e construtores:</text:p>
      <text:p text:style-name="P2">class Carro {</text:p>
      <text:p text:style-name="P2"><text:s text:c="4"/>constructor(marca, modelo) {</text:p>
      <text:p text:style-name="P2"><text:s text:c="8"/>this.marca = marca;</text:p>
      <text:p text:style-name="P2"><text:s text:c="8"/>this.modelo = modelo;</text:p>
      <text:p text:style-name="P2"><text:s text:c="4"/>}</text:p>
      <text:p text:style-name="P2"/>
      <text:p text:style-name="P2"><text:s text:c="4"/>descricao() {</text:p>
      <text:p text:style-name="P2"><text:soft-page-break/><text:s text:c="8"/>return `${this.marca} ${this.modelo}`;</text:p>
      <text:p text:style-name="P2"><text:s text:c="4"/>}</text:p>
      <text:p text:style-name="P2">}</text:p>
      <text:p text:style-name="P2"/>
      <text:p text:style-name="P2">const meuCarro = new Carro('Ford', 'Mustang');</text:p>
      <text:p text:style-name="P2">console.log(meuCarro.descricao()); // Saída: "Ford Mustang"</text:p>
      <text:p text:style-name="P2"/>
      <text:p text:style-name="P2"/>
      <text:h text:style-name="P1" text:outline-level="3">Métodos Estáticos</text:h>
      <text:p text:style-name="Text_20_body">Classes também podem ter métodos estáticos, que são chamados na própria classe, não em instâncias:</text:p>
      <text:p text:style-name="P2">class Matematica {</text:p>
      <text:p text:style-name="P2"><text:s text:c="4"/>static soma(a, b) {</text:p>
      <text:p text:style-name="P2"><text:s text:c="8"/>return a + b;</text:p>
      <text:p text:style-name="P2"><text:s text:c="4"/>}</text:p>
      <text:p text:style-name="P2">}</text:p>
      <text:p text:style-name="P2"/>
      <text:p text:style-name="P2">console.log(Matematica.soma(5, 3)); // Saída: 8</text:p>
      <text:p text:style-name="P2"/>
      <text:h text:style-name="P1" text:outline-level="3">Getters e Setters</text:h>
      <text:p text:style-name="Text_20_body">Você pode definir getters e setters para manipular propriedades:</text:p>
      <text:p text:style-name="P2"/>
      <text:p text:style-name="P2">class Pessoa {</text:p>
      <text:p text:style-name="P2"><text:s text:c="4"/>constructor(nome) {</text:p>
      <text:p text:style-name="P2"><text:s text:c="8"/>this._nome = nome; // A propriedade privada</text:p>
      <text:p text:style-name="P2"><text:s text:c="4"/>}</text:p>
      <text:p text:style-name="P2"/>
      <text:p text:style-name="P2"><text:s text:c="4"/>get nome() {</text:p>
      <text:p text:style-name="P2"><text:s text:c="8"/>return this._nome;</text:p>
      <text:p text:style-name="P2"><text:s text:c="4"/>}</text:p>
      <text:p text:style-name="P2"/>
      <text:p text:style-name="P2"><text:s text:c="4"/>set nome(novoNome) {</text:p>
      <text:p text:style-name="P2"><text:s text:c="8"/>this._nome = novoNome;</text:p>
      <text:p text:style-name="P2"><text:s text:c="4"/>}</text:p>
      <text:p text:style-name="P2">}</text:p>
      <text:p text:style-name="P2"/>
      <text:p text:style-name="P2">const pessoa = new Pessoa('João');</text:p>
      <text:p text:style-name="P2">console.log(pessoa.nome); // Saída: "João"</text:p>
      <text:p text:style-name="P2">pessoa.nome = 'Maria';</text:p>
      <text:p text:style-name="P2">console.log(pessoa.nome); // Saída: "Maria"</text:p>
      <text:p text:style-name="P2"/>
      <text:p text:style-name="P2">As <text:span text:style-name="Strong_20_Emphasis">Classes</text:span> tornam a programação orientada a objetos em JavaScript mais intuitiva e organizacional, facilitando o desenvolvimento de aplicações complexas!</text:p>
      <text:p text:style-name="P2"/>
      <text:p text:style-name="P2"/>
      <text:p text:style-name="P2"/>
      <text:p text:style-name="P6"><text:soft-page-break/>Os <text:span text:style-name="Strong_20_Emphasis">Módulos</text:span> em JavaScript permitem organizar o código em arquivos separados, facilitando a reutilização e a manutenção. Eles ajudam a dividir um código grande em partes menores e mais gerenciáveis. Com a introdução do ES6, a sintaxe para trabalhar com módulos se tornou mais clara e padronizada.</text:p>
      <text:h text:style-name="Heading_20_3" text:outline-level="3">Explicação Simples</text:h>
      <text:list xml:id="list3804151280" text:style-name="L21">
        <text:list-item>
          <text:p text:style-name="P46"><text:span text:style-name="Strong_20_Emphasis">Exportação:</text:span> Você pode exportar variáveis, funções ou classes de um módulo para que possam ser utilizadas em outros arquivos.</text:p>
        </text:list-item>
        <text:list-item>
          <text:p text:style-name="P45"><text:span text:style-name="Strong_20_Emphasis">Importação:</text:span> Permite que você importe essas variáveis, funções ou classes em outros módulos.</text:p>
        </text:list-item>
      </text:list>
      <text:h text:style-name="Heading_20_3" text:outline-level="3">Exemplo de Exportação</text:h>
      <text:p text:style-name="Text_20_body">Vamos criar um arquivo chamado <text:span text:style-name="Source_20_Text">math.js</text:span> que contém algumas funções matemáticas:</text:p>
      <text:p text:style-name="P2"/>
      <text:p text:style-name="P2">// math.js</text:p>
      <text:p text:style-name="P2">export const PI = 3.14;</text:p>
      <text:p text:style-name="P2"/>
      <text:p text:style-name="P2">export const soma = (a, b) =&gt; a + b;</text:p>
      <text:p text:style-name="P2"/>
      <text:p text:style-name="P2">export const subtrai = (a, b) =&gt; a – b;</text:p>
      <text:p text:style-name="P2"/>
      <text:p text:style-name="P2"/>
      <text:h text:style-name="P1" text:outline-level="3">Exemplo de Importação</text:h>
      <text:p text:style-name="Text_20_body">Agora, em outro arquivo, você pode importar e usar essas funções:</text:p>
      <text:p text:style-name="P2"/>
      <text:p text:style-name="P2">// app.js</text:p>
      <text:p text:style-name="P2">import { PI, soma, subtrai } from './math.js';</text:p>
      <text:p text:style-name="P2"/>
      <text:p text:style-name="P2">console.log(PI); // Saída: 3.14</text:p>
      <text:p text:style-name="P2">console.log(soma(5, 3)); // Saída: 8</text:p>
      <text:p text:style-name="P2">console.log(subtrai(5, 3)); // Saída: 2</text:p>
      <text:p text:style-name="P2"/>
      <text:p text:style-name="P2"/>
      <text:h text:style-name="P1" text:outline-level="3">Vantagens</text:h>
      <text:list xml:id="list4245417165" text:style-name="L22">
        <text:list-item>
          <text:p text:style-name="P48"><text:span text:style-name="Strong_20_Emphasis">Organização:</text:span> Facilita a estruturação do código em partes menores e reutilizáveis.</text:p>
        </text:list-item>
        <text:list-item>
          <text:p text:style-name="P47"><text:span text:style-name="Strong_20_Emphasis">Evita Conflitos de Nome:</text:span> Cada módulo tem seu próprio escopo, o que minimiza o risco de conflitos entre variáveis.</text:p>
        </text:list-item>
      </text:list>
      <text:p text:style-name="Text_20_body"/>
      <text:h text:style-name="Heading_20_3" text:outline-level="3">Exportação Padrão</text:h>
      <text:p text:style-name="Text_20_body">Você pode ter uma exportação padrão em um módulo, permitindo importar sem chaves:</text:p>
      <text:p text:style-name="P2"><text:soft-page-break/></text:p>
      <text:p text:style-name="P2">// pessoa.js</text:p>
      <text:p text:style-name="P2">class Pessoa {</text:p>
      <text:p text:style-name="P2"><text:s text:c="4"/>constructor(nome) {</text:p>
      <text:p text:style-name="P2"><text:s text:c="8"/>this.nome = nome;</text:p>
      <text:p text:style-name="P2"><text:s text:c="4"/>}</text:p>
      <text:p text:style-name="P2">}</text:p>
      <text:p text:style-name="P2"/>
      <text:p text:style-name="P2">export default Pessoa;</text:p>
      <text:p text:style-name="P2"/>
      <text:p text:style-name="P2">E você pode importar assim:</text:p>
      <text:p text:style-name="P2"/>
      <text:p text:style-name="P2">// app.js</text:p>
      <text:p text:style-name="P2">import Pessoa from './pessoa.js';</text:p>
      <text:p text:style-name="P2"/>
      <text:p text:style-name="P2">const joao = new Pessoa('João');</text:p>
      <text:p text:style-name="P2">console.log(joao.nome); // Saída: "João"</text:p>
      <text:p text:style-name="P2"/>
      <text:h text:style-name="P1" text:outline-level="3">Importação de Todos os Módulos</text:h>
      <text:p text:style-name="Text_20_body">Você também pode importar todos os exports de um módulo como um objeto:</text:p>
      <text:p text:style-name="P2"/>
      <text:p text:style-name="P2">// app.js</text:p>
      <text:p text:style-name="P2">import * as math from './math.js';</text:p>
      <text:p text:style-name="P2"/>
      <text:p text:style-name="P2">console.log(math.PI); // Saída: 3.14</text:p>
      <text:p text:style-name="P2">console.log(math.soma(4, 5)); // Saída: 9</text:p>
      <text:p text:style-name="P2"/>
      <text:p text:style-name="P2"/>
      <text:h text:style-name="P1" text:outline-level="3">Estrutura de Módulos</text:h>
      <text:p text:style-name="Text_20_body">Os módulos são geralmente organizados em uma estrutura que facilita a navegação e o entendimento. Por exemplo:</text:p>
      <text:p text:style-name="P2"/>
      <text:p text:style-name="P2">/projeto</text:p>
      <text:p text:style-name="P2"><text:s text:c="2"/>├── /src</text:p>
      <text:p text:style-name="P2"><text:s text:c="2"/>│ <text:s text:c="2"/>├── app.js</text:p>
      <text:p text:style-name="P2"><text:s text:c="2"/>│ <text:s text:c="2"/>├── math.js</text:p>
      <text:p text:style-name="P2"><text:s text:c="2"/>│ <text:s text:c="2"/>└── pessoa.js</text:p>
      <text:p text:style-name="P2"><text:s text:c="2"/>└── index.html</text:p>
      <text:p text:style-name="P2"/>
      <text:p text:style-name="P2">Os <text:span text:style-name="Strong_20_Emphasis">Módulos</text:span> tornam a programação em JavaScript mais modular e organizada, permitindo um desenvolvimento mais eficiente e colaborativo!</text:p>
      <text:p text:style-name="P2"/>
      <text:p text:style-name="P2"/>
      <text:p text:style-name="P2"/>
      <text:p text:style-name="P2"/>
      <text:p text:style-name="P6"><text:soft-page-break/><text:span text:style-name="Strong_20_Emphasis">Map</text:span> e <text:span text:style-name="Strong_20_Emphasis">Set</text:span> são novas estruturas de dados introduzidas no ES6 que oferecem mais flexibilidade para trabalhar com coleções de dados em JavaScript. Vamos entender cada uma delas.</text:p>
      <text:h text:style-name="Heading_20_3" text:outline-level="3">Map</text:h>
      <text:p text:style-name="Text_20_body">Um <text:span text:style-name="Strong_20_Emphasis">Map</text:span> é uma coleção de pares chave-valor onde as chaves podem ser de qualquer tipo, incluindo objetos. Ele mantém a ordem de inserção e permite a manipulação eficiente de dados.</text:p>
      <text:h text:style-name="Heading_20_4" text:outline-level="4">Vantagens</text:h>
      <text:list xml:id="list2170655150" text:style-name="L23">
        <text:list-item>
          <text:p text:style-name="P50"><text:span text:style-name="Strong_20_Emphasis">Chaves de qualquer tipo:</text:span> Você pode usar objetos ou qualquer tipo de valor como chave.</text:p>
        </text:list-item>
        <text:list-item>
          <text:p text:style-name="P49"><text:span text:style-name="Strong_20_Emphasis">Ordenação:</text:span> Mantém a ordem de inserção dos elementos.</text:p>
        </text:list-item>
      </text:list>
      <text:h text:style-name="Heading_20_4" text:outline-level="4">Exemplo de Uso</text:h>
      <text:p text:style-name="P2"/>
      <text:p text:style-name="P2">const meuMap = new Map();</text:p>
      <text:p text:style-name="P2"/>
      <text:p text:style-name="P2">// Adicionando elementos</text:p>
      <text:p text:style-name="P2">meuMap.set('a', 1);</text:p>
      <text:p text:style-name="P2">meuMap.set('b', 2);</text:p>
      <text:p text:style-name="P2">meuMap.set(3, 'três');</text:p>
      <text:p text:style-name="P2"/>
      <text:p text:style-name="P2">console.log(meuMap.get('a')); // Saída: 1</text:p>
      <text:p text:style-name="P2">console.log(meuMap.get(3)); <text:s text:c="2"/>// Saída: "três"</text:p>
      <text:p text:style-name="P2"/>
      <text:p text:style-name="P2">// Verificando o tamanho</text:p>
      <text:p text:style-name="P2">console.log(meuMap.size); // Saída: 3</text:p>
      <text:p text:style-name="P2"/>
      <text:p text:style-name="P2">// Iterando sobre um Map</text:p>
      <text:p text:style-name="P2">meuMap.forEach((valor, chave) =&gt; {</text:p>
      <text:p text:style-name="P2"><text:s text:c="4"/>console.log(`${chave}: ${valor}`);</text:p>
      <text:p text:style-name="P2">});</text:p>
      <text:p text:style-name="P2">// Saída:</text:p>
      <text:p text:style-name="P2">// a: 1</text:p>
      <text:p text:style-name="P2">// b: 2</text:p>
      <text:p text:style-name="P2">// 3: três</text:p>
      <text:p text:style-name="P2"/>
      <text:h text:style-name="P1" text:outline-level="3">Set</text:h>
      <text:p text:style-name="Text_20_body">Um <text:span text:style-name="Strong_20_Emphasis">Set</text:span> é uma coleção de valores únicos, o que significa que não pode ter valores duplicados. Ele também mantém a ordem de inserção e permite fácil verificação de presença de valores.</text:p>
      <text:h text:style-name="Heading_20_4" text:outline-level="4">Vantagens</text:h>
      <text:list xml:id="list587221537" text:style-name="L24">
        <text:list-item>
          <text:p text:style-name="P52"><text:span text:style-name="Strong_20_Emphasis">Valores únicos:</text:span> Não permite duplicatas, o que é útil para garantir a unicidade.</text:p>
        </text:list-item>
        <text:list-item>
          <text:p text:style-name="P51"><text:span text:style-name="Strong_20_Emphasis">Performance:</text:span> Operações como verificação de presença são eficientes.</text:p>
        </text:list-item>
      </text:list>
      <text:h text:style-name="Heading_20_4" text:outline-level="4"><text:soft-page-break/>Exemplo de Uso</text:h>
      <text:p text:style-name="P2"/>
      <text:p text:style-name="P2">const meuSet = new Set();</text:p>
      <text:p text:style-name="P2"/>
      <text:p text:style-name="P2">// Adicionando elementos</text:p>
      <text:p text:style-name="P2">meuSet.add(1);</text:p>
      <text:p text:style-name="P2">meuSet.add(2);</text:p>
      <text:p text:style-name="P2">meuSet.add(3);</text:p>
      <text:p text:style-name="P2">meuSet.add(2); // Não será adicionado, pois é duplicado</text:p>
      <text:p text:style-name="P2"/>
      <text:p text:style-name="P2">console.log(meuSet.has(2)); // Saída: true</text:p>
      <text:p text:style-name="P2">console.log(meuSet.has(4)); // Saída: false</text:p>
      <text:p text:style-name="P2"/>
      <text:p text:style-name="P2">// Verificando o tamanho</text:p>
      <text:p text:style-name="P2">console.log(meuSet.size); // Saída: 3</text:p>
      <text:p text:style-name="P2"/>
      <text:p text:style-name="P2">// Iterando sobre um Set</text:p>
      <text:p text:style-name="P2">meuSet.forEach(valor =&gt; {</text:p>
      <text:p text:style-name="P2"><text:s text:c="4"/>console.log(valor);</text:p>
      <text:p text:style-name="P2">});</text:p>
      <text:p text:style-name="P2">// Saída:</text:p>
      <text:p text:style-name="P2">// 1</text:p>
      <text:p text:style-name="P2">// 2</text:p>
      <text:p text:style-name="P2">// 3</text:p>
      <text:p text:style-name="P2"/>
      <text:p text:style-name="P2"/>
      <text:h text:style-name="P1" text:outline-level="3">Conclusão</text:h>
      <text:list xml:id="list857271625" text:style-name="L25">
        <text:list-item>
          <text:p text:style-name="P54"><text:span text:style-name="Strong_20_Emphasis">Map:</text:span> Ideal para armazenar pares chave-valor onde as chaves podem ser de qualquer tipo.</text:p>
        </text:list-item>
        <text:list-item>
          <text:p text:style-name="P53"><text:span text:style-name="Strong_20_Emphasis">Set:</text:span> Útil para manter uma coleção de valores únicos, eliminando duplicatas de forma eficiente.</text:p>
        </text:list-item>
      </text:list>
      <text:p text:style-name="Text_20_body">Essas estruturas tornam a manipulação de dados em JavaScript mais robusta e flexív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versão ES6 (ECMAScript 2015) trouxe várias melhorias e novos recursos ao JavaScript. Aqui estão alguns dos principais:</text:p>
      <text:p text:style-name="P2"/>
      <text:p text:style-name="P2">### 1. **Arrow Functions**</text:p>
      <text:p text:style-name="P2">Sintaxe mais curta para escrever funções.</text:p>
      <text:p text:style-name="P2"/>
      <text:p text:style-name="P2">```javascript</text:p>
      <text:p text:style-name="P2">const soma = (a, b) =&gt; a + b;</text:p>
      <text:p text:style-name="P2">```</text:p>
      <text:p text:style-name="P2"/>
      <text:p text:style-name="P2">### 2. **Template Literals**</text:p>
      <text:p text:style-name="P2">Permite interpolação de strings e multiline.</text:p>
      <text:p text:style-name="P2"/>
      <text:p text:style-name="P2">```javascript</text:p>
      <text:p text:style-name="P2">const nome = 'João';</text:p>
      <text:p text:style-name="P2">const saudacao = `Olá, ${nome}!`;</text:p>
      <text:p text:style-name="P2">```</text:p>
      <text:p text:style-name="P2"/>
      <text:p text:style-name="P2">### 3. **Destructuring Assignment**</text:p>
      <text:p text:style-name="P2">Facilita a extração de valores de arrays e objetos.</text:p>
      <text:p text:style-name="P2"/>
      <text:p text:style-name="P2">```javascript</text:p>
      <text:p text:style-name="P2">const pessoa = { nome: 'Ana', idade: 25 };</text:p>
      <text:p text:style-name="P2">const { nome, idade } = pessoa;</text:p>
      <text:p text:style-name="P2"/>
      <text:p text:style-name="P2">const numeros = [1, 2, 3];</text:p>
      <text:p text:style-name="P2">const [primeiro, segundo] = numeros;</text:p>
      <text:p text:style-name="P2">```</text:p>
      <text:p text:style-name="P2"/>
      <text:p text:style-name="P2">### 4. **Default Parameters**</text:p>
      <text:p text:style-name="P2">Permite definir valores padrão para parâmetros de funções.</text:p>
      <text:p text:style-name="P2"/>
      <text:p text:style-name="P2"><text:soft-page-break/>```javascript</text:p>
      <text:p text:style-name="P2">const multiplicar = (a, b = 1) =&gt; a * b;</text:p>
      <text:p text:style-name="P2">```</text:p>
      <text:p text:style-name="P2"/>
      <text:p text:style-name="P2">### 5. **Spread Operator**</text:p>
      <text:p text:style-name="P2">Expande elementos de um array ou propriedades de um objeto.</text:p>
      <text:p text:style-name="P2"/>
      <text:p text:style-name="P2">```javascript</text:p>
      <text:p text:style-name="P2">const numeros = [1, 2, 3];</text:p>
      <text:p text:style-name="P2">const novosNumeros = [...numeros, 4, 5];</text:p>
      <text:p text:style-name="P2">```</text:p>
      <text:p text:style-name="P2"/>
      <text:p text:style-name="P2">### 6. **Rest Parameters**</text:p>
      <text:p text:style-name="P2">Permite representar um número indefinido de argumentos como um array.</text:p>
      <text:p text:style-name="P2"/>
      <text:p text:style-name="P2">```javascript</text:p>
      <text:p text:style-name="P2">const somaTodos = (...numeros) =&gt; numeros.reduce((a, b) =&gt; a + b, 0);</text:p>
      <text:p text:style-name="P2">```</text:p>
      <text:p text:style-name="P2"/>
      <text:p text:style-name="P2">### 7. **Promises**</text:p>
      <text:p text:style-name="P2">Introduz suporte a programação assíncrona.</text:p>
      <text:p text:style-name="P2"/>
      <text:p text:style-name="P2">```javascript</text:p>
      <text:p text:style-name="P2">const promessa = new Promise((resolve, reject) =&gt; {</text:p>
      <text:p text:style-name="P2"><text:s text:c="4"/>// lógica assíncrona</text:p>
      <text:p text:style-name="P2">});</text:p>
      <text:p text:style-name="P2">```</text:p>
      <text:p text:style-name="P2"/>
      <text:p text:style-name="P2">### 8. **Classes**</text:p>
      <text:p text:style-name="P2">Introduz uma sintaxe baseada em classes para criar objetos.</text:p>
      <text:p text:style-name="P2"/>
      <text:p text:style-name="P2">```javascript</text:p>
      <text:p text:style-name="P2">class Animal {</text:p>
      <text:p text:style-name="P2"><text:s text:c="4"/>constructor(nome) {</text:p>
      <text:p text:style-name="P2"><text:s text:c="8"/>this.nome = nome;</text:p>
      <text:p text:style-name="P2"><text:s text:c="4"/>}</text:p>
      <text:p text:style-name="P2"><text:s text:c="4"/>falar() {</text:p>
      <text:p text:style-name="P2"><text:s text:c="8"/>console.log(`${this.nome} faz barulho.`);</text:p>
      <text:p text:style-name="P2"><text:s text:c="4"/>}</text:p>
      <text:p text:style-name="P2">}</text:p>
      <text:p text:style-name="P2">```</text:p>
      <text:p text:style-name="P2"/>
      <text:p text:style-name="P2">### 9. **Modules**</text:p>
      <text:p text:style-name="P2">Permite importar e exportar código entre arquivos.</text:p>
      <text:p text:style-name="P2"/>
      <text:p text:style-name="P2">```javascript</text:p>
      <text:p text:style-name="P2">// arquivo.js</text:p>
      <text:p text:style-name="P2">export const PI = 3.14;</text:p>
      <text:p text:style-name="P2"/>
      <text:p text:style-name="P2"><text:soft-page-break/>// outroArquivo.js</text:p>
      <text:p text:style-name="P2">import { PI } from './arquivo.js';</text:p>
      <text:p text:style-name="P2">```</text:p>
      <text:p text:style-name="P2"/>
      <text:p text:style-name="P2">### 10. **Map e Set**</text:p>
      <text:p text:style-name="P2">Novas estruturas de dados que oferecem mais flexibilidade.</text:p>
      <text:p text:style-name="P2"/>
      <text:p text:style-name="P2">```javascript</text:p>
      <text:p text:style-name="P2">const meuMap = new Map();</text:p>
      <text:p text:style-name="P2">meuMap.set('chave', 'valor');</text:p>
      <text:p text:style-name="P2"/>
      <text:p text:style-name="P2">const meuSet = new Set([1, 2, 3, 3]);</text:p>
      <text:p text:style-name="P2">```</text:p>
      <text:p text:style-name="P2"/>
      <text:p text:style-name="P2">Esses são apenas alguns dos recursos que a versão ES6 trouxe para melhorar a escrita e a legibilidade do código Java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48:56.049472343</meta:creation-date>
    <meta:editing-duration>PT1H41M32S</meta:editing-duration>
    <meta:editing-cycles>11</meta:editing-cycles>
    <meta:generator>LibreOffice/7.3.7.2$Linux_X86_64 LibreOffice_project/30$Build-2</meta:generator>
    <dc:date>2024-10-28T15:27:45.319202540</dc:date>
    <meta:document-statistic meta:table-count="0" meta:image-count="0" meta:object-count="0" meta:page-count="20" meta:paragraph-count="513" meta:word-count="3543" meta:character-count="22805" meta:non-whitespace-character-count="19333"/>
  </office:meta>
</office:document-meta>
</file>